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67d" officeooo:paragraph-rsid="0005c67d"/>
    </style:style>
    <style:style style:name="P2" style:family="paragraph" style:parent-style-name="Standard">
      <style:text-properties officeooo:rsid="000702dd" officeooo:paragraph-rsid="000702dd"/>
    </style:style>
    <style:style style:name="P3" style:family="paragraph" style:parent-style-name="Standard">
      <style:text-properties officeooo:rsid="000702dd" officeooo:paragraph-rsid="0007e7dc"/>
    </style:style>
    <style:style style:name="P4" style:family="paragraph" style:parent-style-name="Standard">
      <style:text-properties officeooo:rsid="000702dd" officeooo:paragraph-rsid="00087e70"/>
    </style:style>
    <style:style style:name="P5" style:family="paragraph" style:parent-style-name="Text_20_body">
      <style:text-properties officeooo:rsid="00087e70" officeooo:paragraph-rsid="00087e70"/>
    </style:style>
    <style:style style:name="P6" style:family="paragraph" style:parent-style-name="Text_20_body">
      <style:text-properties officeooo:paragraph-rsid="00087e70"/>
    </style:style>
    <style:style style:name="P7" style:family="paragraph" style:parent-style-name="Heading_20_3">
      <style:text-properties officeooo:rsid="00087e70" officeooo:paragraph-rsid="00087e70"/>
    </style:style>
    <style:style style:name="T1" style:family="text">
      <style:text-properties officeooo:rsid="0007e7dc"/>
    </style:style>
    <style:style style:name="T2" style:family="text">
      <style:text-properties officeooo:rsid="00087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n HOC Bluetooth, recibe un servicio y característica y entrega una propiedad valor a su hijo.</text:h>
      <text:p text:style-name="P1"/>
      <text:p text:style-name="P2">Bluehoc</text:p>
      <text:p text:style-name="P2">Inyecta en su wrapped component el valor de la característica solicitada.</text:p>
      <text:p text:style-name="P2"/>
      <text:p text:style-name="P3">Al montar comienza el escaneo</text:p>
      <text:p text:style-name="P3"/>
      <text:p text:style-name="P3"><text:span text:style-name="T1">P</text:span>or cada dispositivo </text:p>
      <text:p text:style-name="P3"><text:tab/><text:span text:style-name="T1">Buscar servicios</text:span></text:p>
      <text:p text:style-name="P3"><text:tab/><text:span text:style-name="T1">Por cada </text:span>servicio</text:p>
      <text:p text:style-name="P3"><text:tab/><text:span text:style-name="T1">Si servicio es el buscado</text:span></text:p>
      <text:p text:style-name="P3"><text:tab/><text:tab/><text:span text:style-name="T1">Por cada </text:span>característica </text:p>
      <text:p text:style-name="P3"><text:tab/><text:tab/><text:tab/><text:span text:style-name="T1">Si característica es la buscada</text:span></text:p>
      <text:p text:style-name="P3"><text:tab/><text:tab/><text:tab/><text:tab/><text:span text:style-name="T1">Finalizar todo el scan</text:span></text:p>
      <text:p text:style-name="P3"><text:span text:style-name="T1"><text:tab/><text:tab/><text:tab/><text:tab/>Subscribe a la característica</text:span></text:p>
      <text:p text:style-name="P3"><text:span text:style-name="T1"><text:tab/><text:tab/><text:tab/><text:tab/>Cuando la recibe establece el campo valor en state</text:span></text:p>
      <text:p text:style-name="P4"><text:span text:style-name="T1"><text:tab/><text:tab/><text:tab/><text:tab/>Finalizar todo</text:span></text:p>
      <text:p text:style-name="P4"/>
      <text:h text:style-name="Heading_20_2" text:outline-level="2"><text:span text:style-name="T2">Use case detalle Persona</text:span></text:h>
      <text:p text:style-name="P5">Se presenta ícono y nombre, </text:p>
      <text:h text:style-name="P7" text:outline-level="3">Xtrem</text:h>
      <text:p text:style-name="Text_20_body">El sistema automáticamente detecta todos los dispositivos bluetooth para los indicadores disponibles y presenta los valores en tiempo real. <text:span text:style-name="T2">En cada dispositivo hay un checkmark para guardar que se habilita cuando el sistema obtiene un valor para la característico. Al guardar finaliza el modo real time scanning.</text:span></text:p>
      <text:p text:style-name="Text_20_body">Si el valor es correcto, se guarda automáticamente.</text:p>
      <text:h text:style-name="P7" text:outline-level="3">Estándar</text:h>
      <text:p text:style-name="P6">Al entrar a la Persona, el sistema <text:span text:style-name="T2">presenta los valores actuales para todos los indicadores.</text:span></text:p>
      <text:p text:style-name="P5">En cada indicador hay un botón “Conectar con dispositivos”, si se presiona este botón se pasa a un panel donde el sistema presenta el valor en tiempo real, cuando hay un valor se habilita el botón salva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5:58:00.536696026</meta:creation-date>
    <dc:date>2019-01-09T12:24:26.952843831</dc:date>
    <meta:editing-duration>PT1H21M14S</meta:editing-duration>
    <meta:editing-cycles>1</meta:editing-cycles>
    <meta:document-statistic meta:table-count="0" meta:image-count="0" meta:object-count="0" meta:page-count="1" meta:paragraph-count="22" meta:word-count="191" meta:character-count="1200" meta:non-whitespace-character-count="1004"/>
    <meta:generator>LibreOffice/6.0.6.2$Linux_X86_64 LibreOffice_project/00m0$Build-2</meta:generator>
  </office:meta>
</office:document-meta>
</file>